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"Akizora Tomoe"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 might
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"They're here", "Back of forest", "Bandits",
"Help"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 bandits
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"In... in the back... of the forest... to the north",
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"In... in the back of the forest to the north"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"In the back of the forest to the north"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Student Handbook】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
【Tomocchi's Student Handbook】, but
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2:21:48+02:00</meta:creation-date>
    <dc:date>2019-09-29T12:21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